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903in" table:align="margins" style:may-break-between-rows="false"/>
    </style:style>
    <style:style style:name="Table1.A" style:family="table-column">
      <style:table-column-properties style:column-width="1.9576in" style:rel-column-width="11464*"/>
    </style:style>
    <style:style style:name="Table1.B" style:family="table-column">
      <style:table-column-properties style:column-width="0.6458in" style:rel-column-width="3782*"/>
    </style:style>
    <style:style style:name="Table1.C" style:family="table-column">
      <style:table-column-properties style:column-width="1.3965in" style:rel-column-width="8178*"/>
    </style:style>
    <style:style style:name="Table1.D" style:family="table-column">
      <style:table-column-properties style:column-width="2.8118in" style:rel-column-width="16467*"/>
    </style:style>
    <style:style style:name="Table1.E" style:family="table-column">
      <style:table-column-properties style:column-width="4.3785in" style:rel-column-width="25644*"/>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P1" style:family="paragraph" style:parent-style-name="Header">
      <style:text-properties fo:color="#ff3333" style:font-name="Karla" fo:font-size="10.5pt" fo:font-weight="bold" style:font-size-asian="10.5pt" style:font-weight-asian="bold" style:font-size-complex="10.5pt" style:font-weight-complex="bold"/>
    </style:style>
    <style:style style:name="P2" style:family="paragraph" style:parent-style-name="Header">
      <style:text-properties fo:color="#ff3333" style:font-name="Karla" fo:font-size="10.5pt" fo:font-weight="normal" style:font-size-asian="10.5pt" style:font-weight-asian="normal" style:font-size-complex="10.5pt" style:font-weight-complex="normal"/>
    </style:style>
    <style:style style:name="P3" style:family="paragraph" style:parent-style-name="Standard">
      <style:text-properties style:font-name="Karla" fo:font-size="10pt" style:font-size-asian="10pt" style:font-size-complex="10pt"/>
    </style:style>
    <style:style style:name="P4" style:family="paragraph" style:parent-style-name="Table_20_Heading">
      <style:paragraph-properties fo:text-align="center" style:justify-single-word="false"/>
      <style:text-properties fo:color="#0084d1" style:font-name="Karla" fo:font-size="10pt" style:font-size-asian="10pt" style:font-size-complex="10pt"/>
    </style:style>
    <style:style style:name="P5" style:family="paragraph" style:parent-style-name="Table_20_Contents">
      <style:text-properties style:font-name="Karla" fo:font-size="10pt" style:font-size-asian="10pt" style:font-size-complex="10pt"/>
    </style:style>
    <style:style style:name="P6" style:family="paragraph" style:parent-style-name="Table_20_Contents">
      <style:paragraph-properties fo:text-align="justify" style:justify-single-word="false"/>
      <style:text-properties style:font-name="Karla" fo:font-size="10pt" style:font-size-asian="10pt" style:font-size-complex="10pt"/>
    </style:style>
    <style:style style:name="P7" style:family="paragraph" style:parent-style-name="Table_20_Contents">
      <style:paragraph-properties fo:text-align="start" style:justify-single-word="false"/>
      <style:text-properties style:font-name="Karla" fo:font-size="10pt" style:font-size-asian="10pt" style:font-size-complex="10pt"/>
    </style:style>
    <style:style style:name="P8" style:family="paragraph" style:parent-style-name="Table_20_Contents">
      <style:text-properties style:font-name="Karla" fo:font-size="10pt" style:font-size-asian="10pt" style:font-size-complex="10pt"/>
    </style:style>
    <style:style style:name="P9" style:family="paragraph" style:parent-style-name="Table_20_Contents">
      <style:paragraph-properties fo:text-align="start" style:justify-single-word="false"/>
      <style:text-properties style:font-name="Karla" fo:font-size="10pt" style:font-size-asian="10pt" style:font-size-complex="10pt"/>
    </style:style>
    <style:style style:name="P10" style:family="paragraph" style:parent-style-name="Table_20_Contents">
      <style:paragraph-properties fo:text-align="justify" style:justify-single-word="false"/>
      <style:text-properties style:font-name="Karla" fo:font-size="10pt" style:font-size-asian="10pt" style:font-size-complex="10pt"/>
    </style:style>
    <style:style style:name="P11" style:family="paragraph" style:parent-style-name="Table_20_Contents">
      <style:paragraph-properties fo:text-align="start" style:justify-single-word="false"/>
      <style:text-properties style:font-name="Karla" fo:font-size="10pt"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Function Name</text:p>
            </table:table-cell>
            <table:table-cell table:style-name="Table1.A1" office:value-type="string">
              <text:p text:style-name="P4">Method</text:p>
            </table:table-cell>
            <table:table-cell table:style-name="Table1.A1" office:value-type="string">
              <text:p text:style-name="P4">Parameters</text:p>
            </table:table-cell>
            <table:table-cell table:style-name="Table1.A1" office:value-type="string">
              <text:p text:style-name="P4">Description</text:p>
            </table:table-cell>
            <table:table-cell table:style-name="Table1.E1" office:value-type="string">
              <text:p text:style-name="P4">Response</text:p>
            </table:table-cell>
          </table:table-row>
        </table:table-header-rows>
        <table:table-row>
          <table:table-cell table:style-name="Table1.A2" office:value-type="string">
            <text:p text:style-name="P5">postGetAthleteRequests</text:p>
          </table:table-cell>
          <table:table-cell table:style-name="Table1.A2" office:value-type="string">
            <text:p text:style-name="P5">POST</text:p>
          </table:table-cell>
          <table:table-cell table:style-name="Table1.A2" office:value-type="string">
            <text:p text:style-name="P5">_token*</text:p>
          </table:table-cell>
          <table:table-cell table:style-name="Table1.A2" office:value-type="string">
            <text:p text:style-name="P6">This function is used to get list of requests of current logged in user. We will pass all parameters for complete this process.</text:p>
            <text:p text:style-name="P6">This function will first checks validation of token for complete process. If token is not valid or expired then this function will returns invalid tokenresponse.</text:p>
            <text:p text:style-name="P6">If token is valid then this function will get list of requests send by current logged in user with all required details and pass it back in json response.</text:p>
          </table:table-cell>
          <table:table-cell table:style-name="Table1.E2" office:value-type="string">
            <text:p text:style-name="P11">Invalid Token Response:</text:p>
            <text:p text:style-name="P7">{<text:line-break/> <text:s/>"process_status": false,<text:line-break/> <text:s/>"error_reason": "InvalidToken",<text:line-break/> <text:s/>"error_messages": "You must provide a token.",<text:line-break/> <text:s/>"response_data": []<text:line-break/>}</text:p>
            <text:p text:style-name="P11">Success Response:</text:p>
            <text:p text:style-name="P7">{</text:p>
            <text:p text:style-name="P7"><text:s text:c="2"/>"process_status": true,</text:p>
            <text:p text:style-name="P7"><text:s text:c="2"/>"error_reason": "",</text:p>
            <text:p text:style-name="P7"><text:s text:c="2"/>"error_messages": "",</text:p>
            <text:p text:style-name="P7"><text:s text:c="2"/>"response_data": {</text:p>
            <text:p text:style-name="P7"><text:s text:c="4"/>"request_list": [</text:p>
            <text:p text:style-name="P7"><text:s text:c="6"/>{</text:p>
            <text:p text:style-name="P7"><text:s text:c="8"/>"ID": 1,</text:p>
            <text:p text:style-name="P7"><text:s text:c="8"/>"Athlete": "Martin Parcle",</text:p>
            <text:p text:style-name="P7"><text:s text:c="8"/>"RequestMessage": "Hello Martin, Please accept my request to add you in my portfolio!!",</text:p>
            <text:p text:style-name="P7"><text:s text:c="8"/>"Status": "Waiting",</text:p>
            <text:p text:style-name="P7"><text:s text:c="8"/>"BlockStatus": "No",</text:p>
            <text:p text:style-name="P7"><text:s text:c="8"/>"ResponseMessage": null,</text:p>
            <text:p text:style-name="P7"><text:s text:c="8"/>"Created": "29-05-2017 14:12"</text:p>
            <text:p text:style-name="P7"><text:s text:c="6"/>}</text:p>
            <text:p text:style-name="P7"><text:s text:c="6"/>....</text:p>
            <text:p text:style-name="P7"><text:s text:c="4"/>]</text:p>
            <text:p text:style-name="P7"><text:s text:c="2"/>}</text:p>
            <text:p text:style-name="P7">}</text:p>
          </table:table-cell>
        </table:table-row>
        <table:table-row>
          <table:table-cell table:style-name="Table1.A2" office:value-type="string">
            <text:p text:style-name="P5">postSendRequestToAthlete</text:p>
          </table:table-cell>
          <table:table-cell table:style-name="Table1.A2" office:value-type="string">
            <text:p text:style-name="P5">POST </text:p>
          </table:table-cell>
          <table:table-cell table:style-name="Table1.A2" office:value-type="string">
            <text:p text:style-name="P5">_token*</text:p>
            <text:p text:style-name="P5">athlete_id*</text:p>
            <text:p text:style-name="P5">message</text:p>
          </table:table-cell>
          <table:table-cell table:style-name="Table1.A2" office:value-type="string">
            <text:p text:style-name="P6">This function is used to store new request of current logged in user into database. In this function, we pass all required parameters for complete process.<text:line-break/>This function first checks token validation. If token is not valid or expired then this function will returns invalid token response in json format. </text:p>
            <text:p text:style-name="P6">If token is valid then this function will checks validation of required parameters. If any of these parameter is not valid then this function will returns invalid data response in json format. </text:p>
            <text:p text:style-name="P6">If data is also valid then this function will inserts new request entry in database and returns success response in json format.</text:p>
          </table:table-cell>
          <table:table-cell table:style-name="Table1.E2" office:value-type="string">
            <text:p text:style-name="P11">Invalid Token Response:</text:p>
            <text:p text:style-name="P7">{<text:line-break/> <text:s/>"process_status": false,<text:line-break/> <text:s/>"error_reason": "InvalidToken",<text:line-break/> <text:s/>"error_messages": "You must provide a token.",<text:line-break/> <text:s/>"response_data": []<text:line-break/>}</text:p>
            <text:p text:style-name="P11">Invalid Data Response:</text:p>
            <text:p text:style-name="P7">{<text:line-break/> <text:s/>"process_status": false,<text:line-break/> <text:s/>"error_reason": "InvalidData",<text:line-break/> <text:s/>"error_messages": {<text:line-break/> <text:s text:c="3"/>"athlete_id": "Athlete is required field."<text:line-break/> <text:s/>},<text:line-break/> <text:s/>"response_data": []<text:line-break/>}</text:p>
            <text:p text:style-name="P11">Success Response:</text:p>
            <text:p text:style-name="P7">{<text:line-break/> <text:s/>"process_status": false,<text:line-break/> <text:s/>"error_reason": "InvalidToken",<text:line-break/> <text:s/>"error_messages": "You must provide a token.",<text:line-break/> <text:s/>"response_data": []<text:line-break/>}</text:p>
          </table:table-cell>
        </table:table-row>
        <table:table-row>
          <table:table-cell table:style-name="Table1.A2" office:value-type="string">
            <text:p text:style-name="P5">PostDeleteAthlete</text:p>
          </table:table-cell>
          <table:table-cell table:style-name="Table1.A2" office:value-type="string">
            <text:p text:style-name="P5">POST </text:p>
          </table:table-cell>
          <table:table-cell table:style-name="Table1.A2" office:value-type="string">
            <text:p text:style-name="P5">_token</text:p>
            <text:p text:style-name="P5">record_id</text:p>
          </table:table-cell>
          <table:table-cell table:style-name="Table1.A2" office:value-type="string">
            <text:p text:style-name="P6">This function is used to remove request of current logged in user from database. In this function, we will pass all required parameters for complete process.</text:p>
            <text:p text:style-name="P6">This function will checks token validation. If token is not valid or expired then this function will returns invalid token response in json format.</text:p>
            <text:p text:style-name="P6">If token is valid then this function will chceks vadiation of record id. If not valid then this function will returns invalid data response in json format.</text:p>
            <text:p text:style-name="P6">If record id is valid then this function will removes related record from database and returns success response.</text:p>
          </table:table-cell>
          <table:table-cell table:style-name="Table1.E2" office:value-type="string">
            <text:p text:style-name="P11">Invalid Token Response:</text:p>
            <text:p text:style-name="P7">{<text:line-break/> <text:s/>"process_status": false,<text:line-break/> <text:s/>"error_reason": "InvalidToken",<text:line-break/> <text:s/>"error_messages": "You must provide a token.",<text:line-break/> <text:s/>"response_data": []<text:line-break/>}</text:p>
            <text:p text:style-name="P11">Invalid Data Response:</text:p>
            <text:p text:style-name="P7">{<text:line-break/> <text:s/>"process_status": false,<text:line-break/> <text:s/>"error_reason": "InvalidData",<text:line-break/> <text:s/>"error_messages": {<text:line-break/> <text:s text:c="3"/>"record_id": "Id which you passed in request is not valid. Please try agian."<text:line-break/> <text:s/>},<text:line-break/> <text:s/>"response_data": []<text:line-break/>}</text:p>
            <text:p text:style-name="P11">Success Response:</text:p>
            <text:p text:style-name="P7">{<text:line-break/><text:soft-page-break/> <text:s/>"process_status": true,<text:line-break/> <text:s/>"error_reason": "",<text:line-break/> <text:s/>"error_messages": "",<text:line-break/> <text:s/>"response_data": []<text:line-break/>}</text:p>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5.5953in" style:type="center"/>
          <style:tab-stop style:position="11.19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ff3333" style:font-name="Karla" fo:font-size="10.5pt" fo:font-weight="bold" style:font-size-asian="10.5pt" style:font-weight-asian="bold" style:font-size-complex="10.5pt" style:font-weight-complex="bold"/>
    </style:style>
    <style:style style:name="MP2" style:family="paragraph" style:parent-style-name="Header">
      <style:text-properties fo:color="#ff3333" style:font-name="Karla" fo:font-size="10.5pt" fo:font-weight="normal" style:font-size-asian="10.5pt" style:font-weight-asian="normal" style:font-size-complex="10.5pt" style:font-weight-complex="normal"/>
    </style:style>
    <style:page-layout style:name="Mpm1">
      <style:page-layout-properties fo:page-width="11.6902in" fo:page-height="16.5402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URL for call webservice is : <text:s/></text:p>
        <text:p text:style-name="MP2">Note: Parameters with * are required to pass for complete proc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9T11:15:13.72</meta:creation-date>
    <dc:date>2017-05-30T00:35:38.15</dc:date>
    <meta:editing-duration>PT19H39M40S</meta:editing-duration>
    <meta:editing-cycles>7</meta:editing-cycles>
    <meta:generator>OpenOffice/4.1.3$Win32 OpenOffice.org_project/413m1$Build-9783</meta:generator>
    <meta:document-statistic meta:table-count="1" meta:image-count="0" meta:object-count="0" meta:page-count="2" meta:paragraph-count="63" meta:word-count="482" meta:character-count="3477"/>
  </office:meta>
</office:document-meta>
</file>